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15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1200" calcext:value-type="float">
            <text:p>5312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6400" calcext:value-type="float">
            <text:p>81640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25000" calcext:value-type="float">
            <text:p>102500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0880" calcext:value-type="float">
            <text:p>5308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8000" calcext:value-type="float">
            <text:p>1498000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0300" calcext:value-type="float">
            <text:p>2703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50" meta:object-count="0"/>
    <meta:generator>LibreOffice/25.2.5.2$Windows_X86_64 LibreOffice_project/03d19516eb2e1dd5d4ccd751a0d6f35f35e08022</meta:generator>
  </office:meta>
</office:document-meta>
</file>